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venir" svg:font-family="Avenir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orphans="2" fo:widows="2" fo:text-indent="0cm" style:auto-text-indent="false"/>
    </style:style>
    <style:style style:name="P2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32373f" loext:opacity="100%" style:font-name="Avenir" fo:font-size="11pt" fo:letter-spacing="normal" fo:font-style="normal" fo:font-weight="normal" style:font-size-asian="11pt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 fo:padding="0cm" fo:border="none"/>
    </style:style>
    <style:style style:name="P6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7" style:family="paragraph" style:parent-style-name="Text_20_body" style:list-style-name="L1">
      <style:paragraph-properties fo:orphans="2" fo:widows="2" fo:padding="0cm" fo:border="none"/>
    </style:style>
    <style:style style:name="P8" style:family="paragraph" style:parent-style-name="Text_20_body" style:list-style-name="L2">
      <style:paragraph-properties fo:margin-top="0cm" fo:margin-bottom="0cm" style:contextual-spacing="false" fo:orphans="2" fo:widows="2" fo:padding="0cm" fo:border="none"/>
    </style:style>
    <style:style style:name="P9" style:family="paragraph" style:parent-style-name="Text_20_body" style:list-style-name="L2">
      <style:paragraph-properties fo:orphans="2" fo:widows="2" fo:padding="0cm" fo:border="none"/>
    </style:style>
    <style:style style:name="P10" style:family="paragraph" style:parent-style-name="Text_20_body" style:list-style-name="L3">
      <style:paragraph-properties fo:margin-top="0cm" fo:margin-bottom="0cm" style:contextual-spacing="false" fo:orphans="2" fo:widows="2" fo:padding="0cm" fo:border="none"/>
    </style:style>
    <style:style style:name="P11" style:family="paragraph" style:parent-style-name="Text_20_body" style:list-style-name="L3">
      <style:paragraph-properties fo:orphans="2" fo:widows="2" fo:padding="0cm" fo:border="none"/>
    </style:style>
    <style:style style:name="P12" style:family="paragraph" style:parent-style-name="Text_20_body" style:list-style-name="L4">
      <style:paragraph-properties fo:margin-top="0cm" fo:margin-bottom="0cm" style:contextual-spacing="false" fo:orphans="2" fo:widows="2" fo:padding="0cm" fo:border="none"/>
    </style:style>
    <style:style style:name="P13" style:family="paragraph" style:parent-style-name="Text_20_body" style:list-style-name="L4">
      <style:paragraph-properties fo:orphans="2" fo:widows="2" fo:padding="0cm" fo:border="none"/>
    </style:style>
    <style:style style:name="P14" style:family="paragraph" style:parent-style-name="Text_20_body" style:list-style-name="L5">
      <style:paragraph-properties fo:margin-top="0cm" fo:margin-bottom="0cm" style:contextual-spacing="false" fo:orphans="2" fo:widows="2" fo:padding="0cm" fo:border="none"/>
    </style:style>
    <style:style style:name="P15" style:family="paragraph" style:parent-style-name="Text_20_body" style:list-style-name="L5">
      <style:paragraph-properties fo:orphans="2" fo:widows="2" fo:padding="0cm" fo:border="none"/>
    </style:style>
    <style:style style:name="P16" style:family="paragraph" style:parent-style-name="Text_20_body" style:list-style-name="L6">
      <style:paragraph-properties fo:margin-top="0cm" fo:margin-bottom="0cm" style:contextual-spacing="false" fo:orphans="2" fo:widows="2" fo:padding="0cm" fo:border="none"/>
    </style:style>
    <style:style style:name="P17" style:family="paragraph" style:parent-style-name="Text_20_body" style:list-style-name="L6">
      <style:paragraph-properties fo:orphans="2" fo:widows="2" fo:padding="0cm" fo:border="none"/>
    </style:style>
    <style:style style:name="T1" style:family="text">
      <style:text-properties fo:font-variant="normal" fo:text-transform="none" fo:color="#32373f" loext:opacity="100%" style:font-name="Avenir" fo:font-size="11.25pt" fo:letter-spacing="normal" fo:font-style="normal" fo:font-weight="normal"/>
    </style:style>
    <style:style style:name="T2" style:family="text">
      <style:text-properties fo:font-variant="normal" fo:text-transform="none" fo:color="#32373f" loext:opacity="100%" style:font-name="Avenir" fo:font-size="11.25pt" fo:letter-spacing="normal" fo:font-style="normal" fo:font-weight="bold"/>
    </style:style>
    <style:style style:name="T3" style:family="text">
      <style:text-properties fo:font-variant="normal" fo:text-transform="none" fo:color="#32373f" loext:opacity="100%" style:font-name="Avenir" fo:letter-spacing="normal" fo:font-style="normal" fo:font-weight="normal"/>
    </style:style>
    <style:style style:name="T4" style:family="text">
      <style:text-properties fo:font-variant="normal" fo:text-transform="none" fo:color="#32373f" loext:opacity="100%" style:font-name="Avenir" fo:letter-spacing="normal" fo:font-style="normal" fo:font-weight="bold"/>
    </style:style>
    <style:style style:name="T5" style:family="text">
      <style:text-properties fo:font-variant="normal" fo:text-transform="none" fo:color="#32373f" loext:opacity="100%" style:font-name="Avenir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32373f" loext:opacity="100%" style:font-name="Avenir" fo:font-size="11pt" fo:letter-spacing="normal" fo:font-style="normal" fo:font-weight="bold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¡Interesante pregunta! Aunque </text:span><text:span text:style-name="Strong_20_Emphasis"><text:span text:style-name="T6">Lean Startup </text:span></text:span><text:span text:style-name="T5">y </text:span><text:span text:style-name="Strong_20_Emphasis"><text:span text:style-name="T6">LEGO® SERIOUS PLAY® </text:span></text:span><text:span text:style-name="T5">(LSP) son métodos diferentes en sus aplicaciones, ambos comparten principios y objetivos similares, sobre todo en el contexto de innovación, validación rápida y resolución de problemas. Aquí te doy algunas analogías entre ambos métodos:</text:span></text:p>
      <text:h text:style-name="P1" text:outline-level="3"><text:bookmark text:name="1-enfoque-en-el-aprendizaje-activo-y-la-exploración-rápida"/><text:span text:style-name="T5">1. </text:span><text:span text:style-name="Strong_20_Emphasis"><text:span text:style-name="T6">Enfoque en el Aprendizaje Activo y la Exploración Rápida</text:span></text:span></text:h>
      <text:list xml:id="list1740103614" text:style-name="L1">
        <text:list-item>
          <text:p text:style-name="P6"><text:span text:style-name="Strong_20_Emphasis"><text:span text:style-name="T6">Lean Startup</text:span></text:span><text:span text:style-name="T5">: Promueve el aprendizaje validado a través de ciclos de </text:span><text:span text:style-name="Strong_20_Emphasis"><text:span text:style-name="T6">Construcción-Medición-Aprendizaje</text:span></text:span><text:span text:style-name="T5">. Se busca validar ideas y aprender rápido mediante experimentos y prototipos (como el MVP).</text:span></text:p>
        </text:list-item>
        <text:list-item>
          <text:p text:style-name="P7"><text:span text:style-name="Strong_20_Emphasis"><text:span text:style-name="T6">LEGO SERIOUS PLAY</text:span></text:span><text:span text:style-name="T5">: Utiliza el </text:span><text:span text:style-name="Strong_20_Emphasis"><text:span text:style-name="T6">aprendizaje activo </text:span></text:span><text:span text:style-name="T5">a través de la construcción de modelos con LEGO, donde los participantes representan sus ideas y conceptos en formas tangibles, lo que facilita la exploración y comprensión de problemas o hipótesis. Esto permite una comprensión rápida y profunda, promoviendo insights de manera similar al aprendizaje validado en Lean.</text:span></text:p>
        </text:list-item>
      </text:list>
      <text:p text:style-name="P4"><text:span text:style-name="Strong_20_Emphasis"><text:span text:style-name="T6">Analogía</text:span></text:span><text:span text:style-name="T5">: Ambos métodos buscan que los equipos puedan ver, analizar y comprender rápidamente, promoviendo la exploración de ideas sin realizar grandes inversiones de tiempo o recursos. En ambos, se materializan las ideas de forma rápida (ya sea en forma de MVP o de modelos de LEGO) para reflexionar y aprender.</text:span></text:p>
      <text:h text:style-name="P1" text:outline-level="3"><text:bookmark text:name="2-iteración-y-retroalimentación-continua"/><text:span text:style-name="T5">2. </text:span><text:span text:style-name="Strong_20_Emphasis"><text:span text:style-name="T6">Iteración y Retroalimentación Continua</text:span></text:span></text:h>
      <text:list xml:id="list3384120543" text:style-name="L2">
        <text:list-item>
          <text:p text:style-name="P8"><text:span text:style-name="Strong_20_Emphasis"><text:span text:style-name="T6">Lean Startup</text:span></text:span><text:span text:style-name="T5">: Con su ciclo de construcción, medición y aprendizaje, Lean Startup se basa en iteraciones constantes, donde cada experimento o MVP genera retroalimentación que se usa para ajustar la dirección o el producto.</text:span></text:p>
        </text:list-item>
        <text:list-item>
          <text:p text:style-name="P9"><text:span text:style-name="Strong_20_Emphasis"><text:span text:style-name="T6">LEGO SERIOUS PLAY</text:span></text:span><text:span text:style-name="T5">: LSP también trabaja en ciclos, donde los participantes construyen modelos, los comparten con el grupo, reciben retroalimentación y pueden volver a construir o mejorar sus modelos. Esta retroalimentación permite a los equipos iterar sobre ideas y obtener nuevas perspectivas.</text:span></text:p>
        </text:list-item>
      </text:list>
      <text:p text:style-name="P4"><text:span text:style-name="Strong_20_Emphasis"><text:span text:style-name="T6">Analogía</text:span></text:span><text:span text:style-name="T5">: Ambos métodos crean espacios para mejorar progresivamente una idea a través de ciclos iterativos. La retroalimentación es crucial en los dos, y cada iteración genera nuevos conocimientos que se incorporan en la siguiente ronda.</text:span></text:p>
      <text:h text:style-name="P1" text:outline-level="3"><text:bookmark text:name="3-construcción-colaborativa-y-empoderamiento-de-los-participantes"/><text:span text:style-name="T5">3. </text:span><text:span text:style-name="Strong_20_Emphasis"><text:span text:style-name="T6">Construcción Colaborativa y Empoderamiento de los Participantes</text:span></text:span></text:h>
      <text:list xml:id="list1436232821" text:style-name="L3">
        <text:list-item>
          <text:p text:style-name="P10"><text:span text:style-name="Strong_20_Emphasis"><text:span text:style-name="T6">Lean Startup</text:span></text:span><text:span text:style-name="T5">: Fomenta el trabajo en equipo para tomar decisiones basadas en datos y no en suposiciones, empoderando a los equipos para que participen en el diseño de soluciones que respondan a las necesidades reales de los clientes.</text:span></text:p>
        </text:list-item>
        <text:list-item>
          <text:p text:style-name="P11"><text:span text:style-name="Strong_20_Emphasis"><text:span text:style-name="T6">LEGO SERIOUS PLAY</text:span></text:span><text:span text:style-name="T5">: Promueve la </text:span><text:span text:style-name="Strong_20_Emphasis"><text:span text:style-name="T6">participación activa de todos los miembros </text:span></text:span><text:span text:style-name="T5">del equipo, ya que todos construyen y expresan sus ideas. Este enfoque fomenta la inclusión de todas las perspectivas y hace que cada participante se sienta parte del proceso y la solución.</text:span></text:p>
        </text:list-item>
      </text:list>
      <text:p text:style-name="P4"><text:span text:style-name="Strong_20_Emphasis"><text:span text:style-name="T6">Analogía</text:span></text:span><text:span text:style-name="T5">: Ambos métodos son colaborativos y se basan en la idea de que la </text:span><text:span text:style-name="Strong_20_Emphasis"><text:span text:style-name="T6">diversidad de perspectivas enriquece el proceso de descubrimiento y aprendizaje</text:span></text:span><text:span text:style-name="T5">. Ambos permiten que los miembros del equipo co-creen soluciones y se sientan responsables del resultado.</text:span></text:p>
      <text:h text:style-name="P1" text:outline-level="3"><text:bookmark text:name="4-visualización-de-ideas-y-prototipado-rápido"/><text:soft-page-break/><text:span text:style-name="T5">4. </text:span><text:span text:style-name="Strong_20_Emphasis"><text:span text:style-name="T6">Visualización de Ideas y Prototipado Rápido</text:span></text:span></text:h>
      <text:list xml:id="list4091600583" text:style-name="L4">
        <text:list-item>
          <text:p text:style-name="P12"><text:span text:style-name="Strong_20_Emphasis"><text:span text:style-name="T6">Lean Startup</text:span></text:span><text:span text:style-name="T5">: Utiliza el </text:span><text:span text:style-name="Strong_20_Emphasis"><text:span text:style-name="T6">prototipado rápido </text:span></text:span><text:span text:style-name="T5">(MVPs) para crear versiones iniciales del producto que se puedan mostrar a los usuarios, permitiendo visualizar la idea antes de una inversión significativa.</text:span></text:p>
        </text:list-item>
        <text:list-item>
          <text:p text:style-name="P13"><text:span text:style-name="Strong_20_Emphasis"><text:span text:style-name="T6">LEGO SERIOUS PLAY</text:span></text:span><text:span text:style-name="T5">: La construcción de modelos con LEGO permite a los participantes visualizar conceptos abstractos de forma tangible y concreta. Estos modelos actúan como "prototipos" de ideas o estrategias que los equipos pueden manipular y examinar desde diferentes ángulos.</text:span></text:p>
        </text:list-item>
      </text:list>
      <text:p text:style-name="P4"><text:span text:style-name="Strong_20_Emphasis"><text:span text:style-name="T6">Analogía</text:span></text:span><text:span text:style-name="T5">: En ambos métodos, el proceso de prototipado es fundamental. LSP visualiza ideas de manera tangible y en tiempo real, mientras que Lean Startup materializa las ideas en MVPs. En ambos casos, el prototipo es una herramienta visual que facilita el entendimiento y la comunicación de ideas.</text:span></text:p>
      <text:h text:style-name="P1" text:outline-level="3"><text:bookmark text:name="5-flexibilidad-y-adaptación-al-cambio"/><text:span text:style-name="T5">5. </text:span><text:span text:style-name="Strong_20_Emphasis"><text:span text:style-name="T6">Flexibilidad y Adaptación al Cambio</text:span></text:span></text:h>
      <text:list xml:id="list846277612" text:style-name="L5">
        <text:list-item>
          <text:p text:style-name="P14"><text:span text:style-name="Strong_20_Emphasis"><text:span text:style-name="T6">Lean Startup</text:span></text:span><text:span text:style-name="T5">: Está diseñado para adaptarse rápidamente a cambios en las hipótesis o en la respuesta del cliente. El concepto de </text:span><text:span text:style-name="Strong_20_Emphasis"><text:span text:style-name="T6">pivotar </text:span></text:span><text:span text:style-name="T5">(cambiar la estrategia en base a los resultados) permite ajustar el rumbo de manera ágil.</text:span></text:p>
        </text:list-item>
        <text:list-item>
          <text:p text:style-name="P15"><text:span text:style-name="Strong_20_Emphasis"><text:span text:style-name="T6">LEGO SERIOUS PLAY</text:span></text:span><text:span text:style-name="T5">: Los modelos de LEGO pueden modificarse fácilmente, lo cual es perfecto para ajustar ideas sobre la marcha. Los equipos pueden cambiar las estructuras y representar visualmente nuevos enfoques o decisiones a medida que se desarrolla la conversación.</text:span></text:p>
        </text:list-item>
      </text:list>
      <text:p text:style-name="P4"><text:span text:style-name="Strong_20_Emphasis"><text:span text:style-name="T6">Analogía</text:span></text:span><text:span text:style-name="T5">: Ambos métodos están diseñados para ser flexibles y adaptarse a nuevas ideas y descubrimientos. Tanto en Lean Startup como en LSP, el cambio no solo es permitido, sino que es una parte esencial del proceso de innovación y resolución de problemas.</text:span></text:p>
      <text:h text:style-name="P1" text:outline-level="3"><text:bookmark text:name="6-enfoque-en-la-identificación-y-resolución-de-problemas-críticos"/><text:span text:style-name="T5">6. </text:span><text:span text:style-name="Strong_20_Emphasis"><text:span text:style-name="T6">Enfoque en la Identificación y Resolución de Problemas Críticos</text:span></text:span></text:h>
      <text:list xml:id="list1094919474" text:style-name="L6">
        <text:list-item>
          <text:p text:style-name="P16"><text:span text:style-name="Strong_20_Emphasis"><text:span text:style-name="T6">Lean Startup</text:span></text:span><text:span text:style-name="T5">: Pone un fuerte énfasis en la identificación de problemas reales del cliente, y sus experimentos están orientados a resolver estos problemas de forma validada y eficiente.</text:span></text:p>
        </text:list-item>
        <text:list-item>
          <text:p text:style-name="P17"><text:span text:style-name="Strong_20_Emphasis"><text:span text:style-name="T6">LEGO SERIOUS PLAY</text:span></text:span><text:span text:style-name="T5">: Ayuda a los equipos a identificar y profundizar en los problemas a través de modelos que representan los desafíos y los factores subyacentes. Esto facilita la creación de una comprensión compartida del problema antes de plantear una solución.</text:span></text:p>
        </text:list-item>
      </text:list>
      <text:p text:style-name="P4"><text:span text:style-name="Strong_20_Emphasis"><text:span text:style-name="T6">Analogía</text:span></text:span><text:span text:style-name="T5">: Ambos métodos comparten la filosofía de que un problema bien entendido es la base de una buena solución. El proceso de identificar y comprender los problemas desde diferentes perspectivas es clave tanto en Lean Startup como en LSP.</text:span></text:p>
      <text:h text:style-name="P2" text:outline-level="3"><text:bookmark text:name="resumen"/>Resumen</text:h>
      <text:p text:style-name="P4"><text:span text:style-name="T5">Aunque Lean Startup y LEGO SERIOUS PLAY tienen aplicaciones distintas, podemos ver cómo ambos </text:span><text:span text:style-name="Strong_20_Emphasis"><text:span text:style-name="T6">fomentan la creatividad, el aprendizaje, la colaboración y la adaptación al cambio</text:span></text:span><text:span text:style-name="T5">. Lean Startup estructura este proceso a través de experimentos y MVPs para crear productos viables, mientras que LSP lo hace a través de la construcción de modelos tangibles que permiten que todos los miembros del equipo se expresen y reflexionen. En esencia, ambas metodologías buscan transformar ideas en acciones concretas a través de la experimentación y la retroalimentación continua.</text:span></text:p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venir" svg:font-family="Avenir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6:31:16.234982986</meta:creation-date>
    <dc:date>2024-11-11T16:36:12.603138661</dc:date>
    <meta:editing-duration>PT4M5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27" meta:word-count="892" meta:character-count="5784" meta:non-whitespace-character-count="4931"/>
  </office:meta>
</office:document-meta>
</file>